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7.158cm"/>
    </style:style>
    <style:style style:name="co4" style:family="table-column">
      <style:table-column-properties fo:break-before="auto" style:column-width="7.84cm"/>
    </style:style>
    <style:style style:name="co5" style:family="table-column">
      <style:table-column-properties fo:break-before="auto" style:column-width="4.84cm"/>
    </style:style>
    <style:style style:name="co6" style:family="table-column">
      <style:table-column-properties fo:break-before="auto" style:column-width="3.84cm"/>
    </style:style>
    <style:style style:name="co7" style:family="table-column">
      <style:table-column-properties fo:break-before="auto" style:column-width="3.09cm"/>
    </style:style>
    <style:style style:name="co8" style:family="table-column">
      <style:table-column-properties fo:break-before="auto" style:column-width="6.817cm"/>
    </style:style>
    <style:style style:name="co9" style:family="table-column">
      <style:table-column-properties fo:break-before="auto" style:column-width="3.6cm"/>
    </style:style>
    <style:style style:name="co10" style:family="table-column">
      <style:table-column-properties fo:break-before="auto" style:column-width="5.752cm"/>
    </style:style>
    <style:style style:name="co11" style:family="table-column">
      <style:table-column-properties fo:break-before="auto" style:column-width="3.971cm"/>
    </style:style>
    <style:style style:name="co12" style:family="table-column">
      <style:table-column-properties fo:break-before="auto" style:column-width="5.777cm"/>
    </style:style>
    <style:style style:name="co13" style:family="table-column">
      <style:table-column-properties fo:break-before="auto" style:column-width="2.875cm"/>
    </style:style>
    <style:style style:name="co14" style:family="table-column">
      <style:table-column-properties fo:break-before="auto" style:column-width="5.851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8.802cm"/>
    </style:style>
    <style:style style:name="co17" style:family="table-column">
      <style:table-column-properties fo:break-before="auto" style:column-width="4.214cm"/>
    </style:style>
    <style:style style:name="co18" style:family="table-column">
      <style:table-column-properties fo:break-before="auto" style:column-width="5.528cm"/>
    </style:style>
    <style:style style:name="co19" style:family="table-column">
      <style:table-column-properties fo:break-before="auto" style:column-width="5.181cm"/>
    </style:style>
    <style:style style:name="co20" style:family="table-column">
      <style:table-column-properties fo:break-before="auto" style:column-width="6.916cm"/>
    </style:style>
    <style:style style:name="co21" style:family="table-column">
      <style:table-column-properties fo:break-before="auto" style:column-width="4.685cm"/>
    </style:style>
    <style:style style:name="co22" style:family="table-column">
      <style:table-column-properties fo:break-before="auto" style:column-width="5.0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01cm" fo:break-before="auto" style:use-optimal-row-height="false"/>
    </style:style>
    <style:style style:name="ro4" style:family="table-row">
      <style:table-row-properties style:row-height="1.124cm" fo:break-before="auto" style:use-optimal-row-height="false"/>
    </style:style>
    <style:style style:name="ro5" style:family="table-row">
      <style:table-row-properties style:row-height="0.956cm" fo:break-before="auto" style:use-optimal-row-height="false"/>
    </style:style>
    <style:style style:name="ro6" style:family="table-row">
      <style:table-row-properties style:row-height="0.933cm" fo:break-before="auto" style:use-optimal-row-height="false"/>
    </style:style>
    <style:style style:name="ro7" style:family="table-row">
      <style:table-row-properties style:row-height="1.693cm" fo:break-before="auto" style:use-optimal-row-height="false"/>
    </style:style>
    <style:style style:name="ro8" style:family="table-row">
      <style:table-row-properties style:row-height="1.655cm" fo:break-before="auto" style:use-optimal-row-height="false"/>
    </style:style>
    <style:style style:name="ro9" style:family="table-row">
      <style:table-row-properties style:row-height="0.621cm" fo:break-before="auto" style:use-optimal-row-height="false"/>
    </style:style>
    <style:style style:name="ro10" style:family="table-row">
      <style:table-row-properties style:row-height="0.908cm" fo:break-before="auto" style:use-optimal-row-height="false"/>
    </style:style>
    <style:style style:name="ro11" style:family="table-row">
      <style:table-row-properties style:row-height="1.028cm" fo:break-before="auto" style:use-optimal-row-height="false"/>
    </style:style>
    <style:style style:name="ro12" style:family="table-row">
      <style:table-row-properties style:row-height="0.861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877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0.702cm" fo:break-before="auto" style:use-optimal-row-height="false"/>
    </style:style>
    <style:style style:name="ro18" style:family="table-row">
      <style:table-row-properties style:row-height="1.711cm" fo:break-before="auto" style:use-optimal-row-height="false"/>
    </style:style>
    <style:style style:name="ro19" style:family="table-row">
      <style:table-row-properties style:row-height="1.5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map style:condition="cell-content()=&quot;muy bueno&quot;" style:apply-style-name="Muy_20_bueno" style:base-cell-address="caja2.H1"/>
    </style:style>
    <style:style style:name="ce7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2.H2"/>
    </style:style>
    <style:style style:name="ce6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ackground-color="#5eb91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&quot;muy bueno&quot;" style:apply-style-name="Muy_20_bueno" style:base-cell-address="caja2.H1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2.H2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2.H2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wrap-option="wrap" fo:border-left="none" fo:border-right="none" fo:border-top="0.74pt solid #000000" style:vertical-align="middle"/>
    </style:style>
    <style:style style:name="ce29" style:family="table-cell" style:parent-style-name="Default">
      <style:table-cell-properties fo:border-bottom="0.74pt solid #000000" fo:wrap-option="no-wrap" fo:border-left="none" fo:border-right="none" fo:border-top="0.74pt solid #000000" style:vertical-align="middle"/>
    </style:style>
    <style:style style:name="ce11" style:family="table-cell" style:parent-style-name="Default" style:data-style-name="N0">
      <style:table-cell-properties fo:border-bottom="0.74pt solid #000000" fo:border-left="none" fo:border-right="none" fo:border-top="0.74pt solid #000000" style:vertical-align="middle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H1"/>
    </style:style>
    <style:style style:name="ce34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&quot;Ok&quot;" style:apply-style-name="Good" style:base-cell-address="caja2.H1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H1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H1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H1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&quot;Ok&quot;" style:apply-style-name="Good" style:base-cell-address="caja2.H1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H1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H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H1"/>
    </style:style>
    <style:style style:name="ce5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bottom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3.G1"/>
    </style:style>
    <style:style style:name="ce30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&quot;Ok&quot;" style:apply-style-name="Good" style:base-cell-address="caja3.G4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3.G1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3.G1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3.G1"/>
    </style:style>
    <style:style style:name="ce4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3.G1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3.G4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&quot;Ok&quot;" style:apply-style-name="Good" style:base-cell-address="caja3.G4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3.G4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ja2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7" office:value-type="string" calcext:value-type="string">
            <text:p>Estad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16"/>
        </table:table-row>
        <table:table-row table:style-name="ro1"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Resistores 82 ohm</text:p>
          </table:table-cell>
          <table:table-cell office:value-type="string" calcext:value-type="string" table:number-columns-spanned="1" table:number-rows-spanned="2">
            <text:p>1/4W recubrimiento carbo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16" office:value-type="string" calcext:value-type="string">
            <text:p>Funciona perfectamente</text:p>
          </table:table-cell>
        </table:table-row>
        <table:table-row table:style-name="ro1">
          <table:table-cell table:number-columns-repeated="3"/>
          <table:covered-table-cell table:number-columns-repeated="3"/>
          <table:table-cell office:value-type="string" calcext:value-type="string">
            <text:p>1 soldados en paralelo</text:p>
          </table:table-cell>
          <table:table-cell office:value-type="string" calcext:value-type="string">
            <text:p>ok</text:p>
          </table:table-cell>
          <table:table-cell/>
          <table:table-cell table:style-name="ce10" office:value-type="string" calcext:value-type="string">
            <text:p>Ok</text:p>
          </table:table-cell>
          <table:table-cell table:style-name="ce16" office:value-type="string" calcext:value-type="string">
            <text:p>Funciona, con detall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istores 270 ohm</text:p>
          </table:table-cell>
          <table:table-cell table:formula="of:=[.F3]" office:value-type="string" office:string-value="1/4W recubrimiento carbono" calcext:value-type="string">
            <text:p>1/4W recubrimiento carb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/>
          <table:table-cell table:style-name="ce14" office:value-type="string" calcext:value-type="string">
            <text:p>Revisar</text:p>
          </table:table-cell>
          <table:table-cell table:style-name="ce16" office:value-type="string" calcext:value-type="string">
            <text:p>Puede funcion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istores 1,8k Ohm</text:p>
          </table:table-cell>
          <table:table-cell office:value-type="string" calcext:value-type="string">
            <text:p>1/4W y 1/8W oxido metál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/>
          <table:table-cell table:style-name="ce15" office:value-type="string" calcext:value-type="string">
            <text:p>No funciona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4">
            <text:p>Resistores 3k3 y 33k Ohm</text:p>
          </table:table-cell>
          <table:table-cell office:value-type="string" calcext:value-type="string">
            <text:p>21 x 1/8W recubrimiento carbo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3 x ¼ W oxido metál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2 x 1/8W oxido metálico 33k 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1k5</text:p>
          </table:table-cell>
          <table:table-cell office:value-type="string" calcext:value-type="string">
            <text:p>1/4W recubrimiento carbo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2k2</text:p>
          </table:table-cell>
          <table:table-cell office:value-type="string" calcext:value-type="string">
            <text:p>1/4W recubrimiento carbono</text:p>
          </table:table-cell>
          <table:table-cell table:formula="of:=16+12" office:value-type="float" office:value="28" calcext:value-type="float">
            <text:p>28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Resistores 39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8W recubrimiento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película metálic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2">
            <text:p>Resistores 470 Ohm</text:p>
          </table:table-cell>
          <table:table-cell office:value-type="string" calcext:value-type="string">
            <text:p>1/8W película metál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recubrimiento carb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1k2</text:p>
          </table:table-cell>
          <table:table-cell office:value-type="string" calcext:value-type="string">
            <text:p>1/4W recubrimiento carbo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2">
            <text:p>Resistores 1k</text:p>
          </table:table-cell>
          <table:table-cell office:value-type="string" calcext:value-type="string">
            <text:p>⅛W pelicula meta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 68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2">
            <text:p>Resistores 48 y 28 Ohm</text:p>
          </table:table-cell>
          <table:table-cell office:value-type="string" calcext:value-type="string">
            <text:p>¼ w recubrimiento carbo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película metálica 28Oh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68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Resistores 56, 39, 39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recubrimiento carbono 390 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recubrimiento carbono 39 Oh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15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2">
            <text:p>Resistores 180 y 1.80k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1/4W recubrimiento carbono (1.80k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10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3k9</text:p>
          </table:table-cell>
          <table:table-cell office:value-type="string" calcext:value-type="string">
            <text:p>1/4W recubrimiento carbo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2k7</text:p>
          </table:table-cell>
          <table:table-cell office:value-type="string" calcext:value-type="string">
            <text:p>1/4W recubrimiento carb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sistores 4k7 y 48k</text:p>
          </table:table-cell>
          <table:table-cell office:value-type="string" calcext:value-type="string">
            <text:p>1/4W recubrimiento carbo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/4W recubrimiento carbono (48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aja2.H2:caja2.H2 caja2.J5:caja2.J6">
            <calcext:condition calcext:apply-style-name="Bad" calcext:value="=no funciona" calcext:base-cell-address="caja2.H2"/>
          </calcext:conditional-format>
          <calcext:conditional-format calcext:target-range-address="caja2.H2:caja2.H2 caja2.J5:caja2.J6">
            <calcext:condition calcext:apply-style-name="Bad" calcext:value="=&quot;No funciona&quot;" calcext:base-cell-address="caja2.H2"/>
          </calcext:conditional-format>
          <calcext:conditional-format calcext:target-range-address="caja2.H2:caja2.H2 caja2.J5:caja2.J6">
            <calcext:condition calcext:apply-style-name="Warning" calcext:value="=&quot;puede funcionar&quot;" calcext:base-cell-address="caja2.H2"/>
          </calcext:conditional-format>
          <calcext:conditional-format calcext:target-range-address="caja2.H2:caja2.H2 caja2.J5:caja2.J6">
            <calcext:condition calcext:apply-style-name="Accent 1" calcext:value="=&quot;Puede funcionar&quot;" calcext:base-cell-address="caja2.H2"/>
          </calcext:conditional-format>
          <calcext:conditional-format calcext:target-range-address="caja2.H2:caja2.H2 caja2.J5:caja2.J6">
            <calcext:condition calcext:apply-style-name="Neutral" calcext:value="=&quot;Puede funcionar&quot;" calcext:base-cell-address="caja2.H2"/>
          </calcext:conditional-format>
          <calcext:conditional-format calcext:target-range-address="caja2.H2:caja2.H2 caja2.J5:caja2.J6">
            <calcext:condition calcext:apply-style-name="Neutral" calcext:value="=&quot;Revisar&quot;" calcext:base-cell-address="caja2.H2"/>
          </calcext:conditional-format>
          <calcext:conditional-format calcext:target-range-address="caja2.H2:caja2.H2">
            <calcext:condition calcext:apply-style-name="Neutral" calcext:value="=&quot;revisar&quot;" calcext:base-cell-address="caja2.H2"/>
          </calcext:conditional-format>
          <calcext:conditional-format calcext:target-range-address="caja2.H2:caja2.H2">
            <calcext:condition calcext:apply-style-name="Bad" calcext:value="=&quot;no funciona&quot;" calcext:base-cell-address="caja2.H2"/>
          </calcext:conditional-format>
          <calcext:conditional-format calcext:target-range-address="caja2.H2:caja2.H2">
            <calcext:condition calcext:apply-style-name="Muy bueno" calcext:value="=&quot;muy bueno&quot;" calcext:base-cell-address="caja2.H2"/>
          </calcext:conditional-format>
          <calcext:conditional-format calcext:target-range-address="caja2.H1:caja2.H1048576 caja2.J4:caja2.J4">
            <calcext:condition calcext:apply-style-name="Muy bueno" calcext:value="=&quot;muy bueno&quot;" calcext:base-cell-address="caja2.H1"/>
          </calcext:conditional-format>
          <calcext:conditional-format calcext:target-range-address="caja2.H1:caja2.H1048576 caja2.J4:caja2.J4">
            <calcext:condition calcext:apply-style-name="Neutral" calcext:value="=&quot;revisar&quot;" calcext:base-cell-address="caja2.H1"/>
          </calcext:conditional-format>
          <calcext:conditional-format calcext:target-range-address="caja2.H1:caja2.H1048576 caja2.J4:caja2.J4">
            <calcext:condition calcext:apply-style-name="Good" calcext:value="=&quot;ok&quot;" calcext:base-cell-address="caja2.H1"/>
          </calcext:conditional-format>
        </calcext:conditional-formats>
      </table:table>
      <table:table table:name="caja3" table:style-name="ta1">
        <table:shapes>
          <draw:frame draw:z-index="0" draw:name="Objeto incrustado (OLE) 3" draw:style-name="gr1" draw:text-style-name="P1" svg:width="6.931cm" svg:height="0.56cm" svg:x="24.81cm" svg:y="24.15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Objeto incrustado (OLE) 5" draw:style-name="gr1" draw:text-style-name="P1" svg:width="6.524cm" svg:height="0.56cm" svg:x="24.612cm" svg:y="34.47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9" table:default-cell-style-name="ce5"/>
        <table:table-column table:style-name="co10" table:default-cell-style-name="ce20"/>
        <table:table-column table:style-name="co11" table:default-cell-style-name="ce5"/>
        <table:table-column table:style-name="co1" table:default-cell-style-name="ce16"/>
        <table:table-column table:style-name="co12" table:default-cell-style-name="ce33"/>
        <table:table-column table:style-name="co1" table:default-cell-style-name="Default"/>
        <table:table-column table:style-name="co13" table:default-cell-style-name="ce12"/>
        <table:table-column table:style-name="co14" table:default-cell-style-name="ce12"/>
        <table:table-row table:style-name="ro1" table:number-rows-repeated="4">
          <table:table-cell table:number-columns-repeated="11"/>
        </table:table-row>
        <table:table-row table:style-name="ro3">
          <table:table-cell table:number-columns-repeated="3"/>
          <table:table-cell table:style-name="ce2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antidad</text:p>
          </table:table-cell>
          <table:table-cell table:style-name="ce34" office:value-type="string" calcext:value-type="string">
            <text:p>Estad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16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6">
            <text:p>Resistor 15W 4.7OhmJ</text:p>
          </table:table-cell>
          <table:table-cell office:value-type="string" calcext:value-type="string" table:number-columns-spanned="1" table:number-rows-spanned="6">
            <text:p>potencia cerámicos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table-cell office:value-type="string" calcext:value-type="string">
            <text:p>Ok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16" office:value-type="string" calcext:value-type="string">
            <text:p>Funciona perfectamente</text:p>
          </table:table-cell>
        </table:table-row>
        <table:table-row table:style-name="ro4">
          <table:table-cell table:number-columns-repeated="3"/>
          <table:table-cell table:formula="of:=[.D6]+1" office:value-type="float" office:value="2" calcext:value-type="float">
            <text:p>2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/>
          <table:table-cell table:style-name="ce17" office:value-type="string" calcext:value-type="string">
            <text:p>Ok</text:p>
          </table:table-cell>
          <table:table-cell table:style-name="ce16" office:value-type="string" calcext:value-type="string">
            <text:p>Funciona, con detalles</text:p>
          </table:table-cell>
        </table:table-row>
        <table:table-row table:style-name="ro4">
          <table:table-cell table:number-columns-repeated="3"/>
          <table:table-cell table:formula="of:=[.D7]+1" office:value-type="float" office:value="3" calcext:value-type="float">
            <text:p>3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/>
          <table:table-cell table:style-name="ce38" office:value-type="string" calcext:value-type="string">
            <text:p>Revisar</text:p>
          </table:table-cell>
          <table:table-cell table:style-name="ce16" office:value-type="string" calcext:value-type="string">
            <text:p>Puede funcionar</text:p>
          </table:table-cell>
        </table:table-row>
        <table:table-row table:style-name="ro4">
          <table:table-cell table:number-columns-repeated="3"/>
          <table:table-cell table:formula="of:=[.D8]+1" office:value-type="float" office:value="4" calcext:value-type="float">
            <text:p>4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/>
          <table:table-cell table:style-name="ce33" office:value-type="string" calcext:value-type="string">
            <text:p>No funciona</text:p>
          </table:table-cell>
          <table:table-cell table:style-name="ce16"/>
        </table:table-row>
        <table:table-row table:style-name="ro4">
          <table:table-cell table:number-columns-repeated="3"/>
          <table:table-cell table:formula="of:=[.D9]+1" office:value-type="float" office:value="5" calcext:value-type="float">
            <text:p>5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10]+1" office:value-type="float" office:value="6" calcext:value-type="float">
            <text:p>6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1]+1" office:value-type="float" office:value="7" calcext:value-type="float">
            <text:p>7</text:p>
          </table:table-cell>
          <table:table-cell table:style-name="ce29" office:value-type="string" calcext:value-type="string" table:number-columns-spanned="1" table:number-rows-spanned="8">
            <text:p>Resistor 5W150RJ</text:p>
          </table:table-cell>
          <table:table-cell office:value-type="string" calcext:value-type="string" table:number-columns-spanned="1" table:number-rows-spanned="8">
            <text:p>potencia cerámicos</text:p>
          </table:table-cell>
          <table:table-cell office:value-type="float" office:value="8" calcext:value-type="float" table:number-columns-spanned="1" table:number-rows-spanned="8">
            <text:p>8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2]+1" office:value-type="float" office:value="8" calcext:value-type="float">
            <text:p>8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3]+1" office:value-type="float" office:value="9" calcext:value-type="float">
            <text:p>9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4]+1" office:value-type="float" office:value="10" calcext:value-type="float">
            <text:p>10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5]+1" office:value-type="float" office:value="11" calcext:value-type="float">
            <text:p>11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6]+1" office:value-type="float" office:value="12" calcext:value-type="float">
            <text:p>12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7]+1" office:value-type="float" office:value="13" calcext:value-type="float">
            <text:p>13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18]+1" office:value-type="float" office:value="14" calcext:value-type="float">
            <text:p>14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6">
          <table:table-cell table:number-columns-repeated="3"/>
          <table:table-cell table:formula="of:=[.D19]+1" office:value-type="float" office:value="15" calcext:value-type="float">
            <text:p>15</text:p>
          </table:table-cell>
          <table:table-cell office:value-type="string" calcext:value-type="string">
            <text:p>(Ph) 5W22KK resistor</text:p>
          </table:table-cell>
          <table:table-cell table:formula="of:=[.F12]" office:value-type="string" office:string-value="potencia cerámicos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7">
          <table:table-cell table:number-columns-repeated="3"/>
          <table:table-cell table:formula="of:=[.D20]+1" office:value-type="float" office:value="16" calcext:value-type="float">
            <text:p>16</text:p>
          </table:table-cell>
          <table:table-cell office:value-type="string" calcext:value-type="string" table:number-columns-spanned="1" table:number-rows-spanned="2">
            <text:p>Conjunto de resistor en paralelo: W15W10R y RGP 15W10OhmJ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+1" office:value-type="float" office:value="17" calcext:value-type="float">
            <text:p>17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8">
          <table:table-cell table:number-columns-repeated="3"/>
          <table:table-cell table:formula="of:=[.D22]+1" office:value-type="float" office:value="18" calcext:value-type="float">
            <text:p>18</text:p>
          </table:table-cell>
          <table:table-cell office:value-type="string" calcext:value-type="string" table:number-columns-spanned="1" table:number-rows-spanned="4">
            <text:p>Conjunto de resistores en paralelo: 2x 15W4.7OhmJ </text:p>
          </table:table-cell>
          <table:table-cell table:formula="of:=[.F21]" office:value-type="string" office:string-value="potencia cerámicos" calcext:value-type="string" table:number-columns-spanned="1" table:number-rows-spanned="4">
            <text:p>potencia cerámicos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9">
          <table:table-cell table:number-columns-repeated="3"/>
          <table:table-cell table:formula="of:=[.D23]+1" office:value-type="float" office:value="19" calcext:value-type="float">
            <text:p>19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10">
          <table:table-cell table:number-columns-repeated="3"/>
          <table:table-cell table:formula="of:=[.D24]+1" office:value-type="float" office:value="20" calcext:value-type="float">
            <text:p>20</text:p>
          </table:table-cell>
          <table:covered-table-cell table:number-columns-repeated="2"/>
          <table:covered-table-cell table:style-name="ce13"/>
          <table:table-cell table:formula="of:=[.H23]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10">
          <table:table-cell table:number-columns-repeated="3"/>
          <table:table-cell table:formula="of:=[.D25]+1" office:value-type="float" office:value="21" calcext:value-type="float">
            <text:p>21</text:p>
          </table:table-cell>
          <table:covered-table-cell table:number-columns-repeated="2"/>
          <table:covered-table-cell table:style-name="ce13"/>
          <table:table-cell table:formula="of:=[.H25]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11">
          <table:table-cell table:number-columns-repeated="3"/>
          <table:table-cell table:formula="of:=[.D26]+1" office:value-type="float" office:value="22" calcext:value-type="float">
            <text:p>22</text:p>
          </table:table-cell>
          <table:table-cell office:value-type="string" calcext:value-type="string" table:number-columns-spanned="1" table:number-rows-spanned="2">
            <text:p>Conjunto de resistores en serie: 2x 15W4.7 OhmJ</text:p>
          </table:table-cell>
          <table:table-cell table:style-name="ce11"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6">
          <table:table-cell table:number-columns-repeated="3"/>
          <table:table-cell table:formula="of:=[.D27]+1" office:value-type="float" office:value="23" calcext:value-type="float">
            <text:p>23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1">
          <table:table-cell table:number-columns-repeated="3"/>
          <table:table-cell table:formula="of:=[.D28]+1" office:value-type="float" office:value="24" calcext:value-type="float">
            <text:p>24</text:p>
          </table:table-cell>
          <table:table-cell office:value-type="string" calcext:value-type="string" table:number-columns-spanned="1" table:number-rows-spanned="4">
            <text:p>Resistor 7W10R</text:p>
          </table:table-cell>
          <table:table-cell table:formula="of:=[.F27]" office:value-type="string" office:string-value="potencia cerámicos" calcext:value-type="string" table:number-columns-spanned="1" table:number-rows-spanned="4">
            <text:p>potencia cerámicos</text:p>
          </table:table-cell>
          <table:table-cell office:value-type="float" office:value="4" calcext:value-type="float" table:number-columns-spanned="1" table:number-rows-spanned="4">
            <text:p>4</text:p>
          </table:table-cell>
          <table:table-cell table:style-name="ce37" office:value-type="string" calcext:value-type="string" table:number-columns-spanned="1" table:number-rows-spanned="4">
            <text:p>Ok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9]+1" office:value-type="float" office:value="25" calcext:value-type="float">
            <text:p>25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30]+1" office:value-type="float" office:value="26" calcext:value-type="float">
            <text:p>26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31]+1" office:value-type="float" office:value="27" calcext:value-type="float">
            <text:p>27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32]+1" office:value-type="float" office:value="28" calcext:value-type="float">
            <text:p>28</text:p>
          </table:table-cell>
          <table:table-cell office:value-type="string" calcext:value-type="string">
            <text:p>Resistor 15W22RJ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3]+1" office:value-type="float" office:value="29" calcext:value-type="float">
            <text:p>29</text:p>
          </table:table-cell>
          <table:table-cell office:value-type="string" calcext:value-type="string" table:number-columns-spanned="1" table:number-rows-spanned="2">
            <text:p>Conjunto de resistores en serie: 2x COSONIC 15W 2.2KJ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4]+1" office:value-type="float" office:value="30" calcext:value-type="float">
            <text:p>30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35]+1" office:value-type="float" office:value="31" calcext:value-type="float">
            <text:p>31</text:p>
          </table:table-cell>
          <table:table-cell office:value-type="string" calcext:value-type="string" table:number-columns-spanned="1" table:number-rows-spanned="2">
            <text:p>Resistor twt 8R2 5% 7W 139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6]+1" office:value-type="float" office:value="32" calcext:value-type="float">
            <text:p>32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7]+1" office:value-type="float" office:value="33" calcext:value-type="float">
            <text:p>33</text:p>
          </table:table-cell>
          <table:table-cell office:value-type="string" calcext:value-type="string">
            <text:p>Resistor twt 1K5 5% 15W 533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8]+1" office:value-type="float" office:value="34" calcext:value-type="float">
            <text:p>34</text:p>
          </table:table-cell>
          <table:table-cell office:value-type="string" calcext:value-type="string">
            <text:p>Resistor ROYAL OHM 15W 470 OHMJ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3">
          <table:table-cell table:number-columns-repeated="3"/>
          <table:table-cell table:formula="of:=[.D39]+1" office:value-type="float" office:value="35" calcext:value-type="float">
            <text:p>35</text:p>
          </table:table-cell>
          <table:table-cell office:value-type="string" calcext:value-type="string" table:number-columns-spanned="1" table:number-rows-spanned="2">
            <text:p>Conjunto de resistores en serie: 2x COSONIC 10W47 OHMJ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0]+1" office:value-type="float" office:value="36" calcext:value-type="float">
            <text:p>36</text:p>
          </table:table-cell>
          <table:covered-table-cell table:number-columns-repeated="2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41]+1" office:value-type="float" office:value="37" calcext:value-type="float">
            <text:p>37</text:p>
          </table:table-cell>
          <table:table-cell office:value-type="string" calcext:value-type="string">
            <text:p>Resistor COSONIC 15W220 OHMJ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funciona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2]+1" office:value-type="float" office:value="38" calcext:value-type="float">
            <text:p>38</text:p>
          </table:table-cell>
          <table:table-cell office:value-type="string" calcext:value-type="string">
            <text:p>Resistor twt 22k 5% 15W 002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Revisar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3]+1" office:value-type="float" office:value="39" calcext:value-type="float">
            <text:p>39</text:p>
          </table:table-cell>
          <table:table-cell office:value-type="string" calcext:value-type="string" table:number-columns-spanned="1" table:number-rows-spanned="2">
            <text:p>Resistor 7W22R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4]+1" office:value-type="float" office:value="40" calcext:value-type="float">
            <text:p>40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5]+1" office:value-type="float" office:value="41" calcext:value-type="float">
            <text:p>41</text:p>
          </table:table-cell>
          <table:table-cell office:value-type="string" calcext:value-type="string" table:number-columns-spanned="1" table:number-rows-spanned="2">
            <text:p>Resistor 5W1R8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6]+1" office:value-type="float" office:value="42" calcext:value-type="float">
            <text:p>42</text:p>
          </table:table-cell>
          <table:covered-table-cell table:number-columns-repeated="2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7]+1" office:value-type="float" office:value="43" calcext:value-type="float">
            <text:p>43</text:p>
          </table:table-cell>
          <table:table-cell office:value-type="string" calcext:value-type="string">
            <text:p>Resistor 230 Ohm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8]+1" office:value-type="float" office:value="44" calcext:value-type="float">
            <text:p>44</text:p>
          </table:table-cell>
          <table:table-cell office:value-type="string" calcext:value-type="string">
            <text:p>Resistor 2W marrón-negro-rojo-dorado</text:p>
          </table:table-cell>
          <table:table-cell office:value-type="string" calcext:value-type="string">
            <text:p>Resitor comú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9]+1" office:value-type="float" office:value="45" calcext:value-type="float">
            <text:p>45</text:p>
          </table:table-cell>
          <table:table-cell office:value-type="string" calcext:value-type="string">
            <text:p>Fusible</text:p>
          </table:table-cell>
          <table:table-cell office:value-type="string" calcext:value-type="string">
            <text:p>cilindrico de víd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ar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 table:number-columns-spanned="5" table:number-rows-spanned="2">
            <text:p>Notas generales: Si bien las resistencias funcionan (las “ok”), la mayoría poseen terminales oxidados y en algunos casos cortos.</text:p>
          </table:table-cell>
          <table:covered-table-cell table:number-columns-repeated="3"/>
          <table:covered-table-cell table:style-name="ce21"/>
          <table:table-cell table:number-columns-repeated="3"/>
        </table:table-row>
        <table:table-row table:style-name="ro12">
          <table:table-cell table:number-columns-repeated="3"/>
          <table:covered-table-cell table:number-columns-repeated="4"/>
          <table:covered-table-cell table:style-name="ce22"/>
          <table:table-cell table:number-columns-repeated="3"/>
        </table:table-row>
        <table:table-row table:style-name="ro12" table:number-rows-repeated="11">
          <table:table-cell table:number-columns-repeated="11"/>
        </table:table-row>
        <table:table-row table:style-name="ro1" table:number-rows-repeated="104851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aja3.H1:caja3.H1048576 caja3.J7:caja3.J9">
            <calcext:condition calcext:apply-style-name="Good" calcext:value="=&quot;Ok&quot;" calcext:base-cell-address="caja2.H1"/>
          </calcext:conditional-format>
          <calcext:conditional-format calcext:target-range-address="caja3.H1:caja3.H1048576 caja3.J8:caja3.J9">
            <calcext:condition calcext:apply-style-name="Bad" calcext:value="=no funciona" calcext:base-cell-address="caja3.H1"/>
          </calcext:conditional-format>
          <calcext:conditional-format calcext:target-range-address="caja3.H1:caja3.H1048576 caja3.J8:caja3.J9">
            <calcext:condition calcext:apply-style-name="Bad" calcext:value="=&quot;No funciona&quot;" calcext:base-cell-address="caja2.H1"/>
          </calcext:conditional-format>
          <calcext:conditional-format calcext:target-range-address="caja3.H1:caja3.H1048576 caja3.J8:caja3.J9">
            <calcext:condition calcext:apply-style-name="Warning" calcext:value="=&quot;puede funcionar&quot;" calcext:base-cell-address="caja2.H1"/>
          </calcext:conditional-format>
          <calcext:conditional-format calcext:target-range-address="caja3.H1:caja3.H1048576 caja3.J8:caja3.J9">
            <calcext:condition calcext:apply-style-name="Accent 1" calcext:value="=&quot;Puede funcionar&quot;" calcext:base-cell-address="caja2.H1"/>
          </calcext:conditional-format>
          <calcext:conditional-format calcext:target-range-address="caja3.H1:caja3.H1048576 caja3.J8:caja3.J9">
            <calcext:condition calcext:apply-style-name="Neutral" calcext:value="=&quot;Puede funcionar&quot;" calcext:base-cell-address="caja2.H1"/>
          </calcext:conditional-format>
          <calcext:conditional-format calcext:target-range-address="caja3.H1:caja3.H1048576 caja3.J8:caja3.J9">
            <calcext:condition calcext:apply-style-name="Neutral" calcext:value="=&quot;Revisar&quot;" calcext:base-cell-address="caja2.H1"/>
          </calcext:conditional-format>
        </calcext:conditional-formats>
      </table:table>
      <table:table table:name="caja4" table:style-name="ta1">
        <table:table-column table:style-name="co1" table:number-columns-repeated="2" table:default-cell-style-name="Default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27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3">
          <table:table-cell table:number-columns-repeated="12"/>
        </table:table-row>
        <table:table-row table:style-name="ro14">
          <table:table-cell table:number-columns-repeated="2"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30" office:value-type="string" calcext:value-type="string">
            <text:p>Esta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 table:number-columns-spanned="1" table:number-rows-spanned="7">
            <text:p>Resistor 68k (azul-gris-naranja-dorado) 1/4W</text:p>
          </table:table-cell>
          <table:table-cell office:value-type="string" calcext:value-type="string" table:number-columns-spanned="1" table:number-rows-spanned="7">
            <text:p>1/4W óxido metal</text:p>
          </table:table-cell>
          <table:table-cell office:value-type="float" office:value="7" calcext:value-type="float" table:number-columns-spanned="1" table:number-rows-spanned="7">
            <text:p>7</text:p>
          </table:table-cell>
          <table:table-cell table:style-name="ce31" office:value-type="string" calcext:value-type="string" table:number-columns-spanned="1" table:number-rows-spanned="7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32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3"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16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3"/>
          <table:table-cell table:style-name="ce44" office:value-type="string" calcext:value-type="string">
            <text:p>Muy bueno</text:p>
          </table:table-cell>
          <table:table-cell table:style-name="ce16" office:value-type="string" calcext:value-type="string">
            <text:p>Funciona perfectamente</text:p>
          </table:table-cell>
        </table:table-row>
        <table:table-row table:style-name="ro1">
          <table:table-cell table:number-columns-repeated="2"/>
          <table:table-cell table:formula="of:=[.C5]+1" office:value-type="float" office:value="2" calcext:value-type="float" table:number-columns-spanned="1" table:number-rows-spanned="8">
            <text:p>2</text:p>
          </table:table-cell>
          <table:table-cell office:value-type="string" calcext:value-type="string" table:number-columns-spanned="1" table:number-rows-spanned="8">
            <text:p>Resistor 560k (verde – acul – amarillo – dorado)</text:p>
          </table:table-cell>
          <table:table-cell office:value-type="string" calcext:value-type="string" table:number-columns-spanned="1" table:number-rows-spanned="8">
            <text:p>1/4W recubrimiento de carbono</text:p>
          </table:table-cell>
          <table:table-cell office:value-type="float" office:value="8" calcext:value-type="float" table:number-columns-spanned="1" table:number-rows-spanned="8">
            <text:p>8</text:p>
          </table:table-cell>
          <table:table-cell table:style-name="ce43" office:value-type="string" calcext:value-type="string" table:number-columns-spanned="1" table:number-rows-spanned="8">
            <text:p>Muy bueno</text:p>
          </table:table-cell>
          <table:table-cell table:number-columns-repeated="3"/>
          <table:table-cell table:style-name="ce61" office:value-type="string" calcext:value-type="string">
            <text:p>Ok</text:p>
          </table:table-cell>
          <table:table-cell table:style-name="ce16" office:value-type="string" calcext:value-type="string">
            <text:p>Funciona, con detalles</text:p>
          </table:table-cell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3"/>
          <table:table-cell table:style-name="ce62" office:value-type="string" calcext:value-type="string">
            <text:p>Revisar</text:p>
          </table:table-cell>
          <table:table-cell table:style-name="ce16" office:value-type="string" calcext:value-type="string">
            <text:p>Puede funcionar</text:p>
          </table:table-cell>
        </table:table-row>
        <table:table-row table:style-name="ro1">
          <table:table-cell table:number-columns-repeated="2"/>
          <table:covered-table-cell/>
          <table:covered-table-cell table:style-name="Default"/>
          <table:covered-table-cell table:number-columns-repeated="2"/>
          <table:covered-table-cell table:style-name="ce41"/>
          <table:table-cell table:number-columns-repeated="3"/>
          <table:table-cell table:style-name="ce63" office:value-type="string" calcext:value-type="string">
            <text:p>No funciona</text:p>
          </table:table-cell>
          <table:table-cell table:style-name="ce16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5">
          <table:table-cell table:number-columns-repeated="2"/>
          <table:table-cell table:style-name="ce53" table:formula="of:=[.C12]+1" office:value-type="float" office:value="3" calcext:value-type="float">
            <text:p>3</text:p>
          </table:table-cell>
          <table:table-cell office:value-type="string" calcext:value-type="string">
            <text:p>Resistor 22k (rojo – rojo – naranja – dorado)</text:p>
          </table:table-cell>
          <table:table-cell office:value-type="string" calcext:value-type="string">
            <text:p>1/8W recubrimiento de carbo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20]+1" office:value-type="float" office:value="4" calcext:value-type="float">
            <text:p>4</text:p>
          </table:table-cell>
          <table:table-cell office:value-type="string" calcext:value-type="string">
            <text:p>Resistor 180k (marron – verde – amarillo – dorado)</text:p>
          </table:table-cell>
          <table:table-cell office:value-type="string" calcext:value-type="string">
            <text:p>1/8W recubrimiento de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Resistor 82k (gris – rojo – naranja – dorado)</text:p>
          </table:table-cell>
          <table:table-cell office:value-type="string" calcext:value-type="string" table:number-columns-spanned="1" table:number-rows-spanned="2">
            <text:p>1/4W </text:p>
          </table:table-cell>
          <table:table-cell office:value-type="string" calcext:value-type="string">
            <text:p>3 recubrimiento carbono</text:p>
          </table:table-cell>
          <table:table-cell table:formula="of:=[.G21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8 óxido metal</text:p>
          </table:table-cell>
          <table:table-cell table:formula="of:=[.G22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6">
          <table:table-cell table:number-columns-repeated="2"/>
          <table:table-cell table:formula="of:=[.C22]+1"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Resistor 4m7 y 3m3 </text:p>
          </table:table-cell>
          <table:table-cell office:value-type="string" calcext:value-type="string" table:number-columns-spanned="1" table:number-rows-spanned="4">
            <text:p>1/4W y ⅛ W</text:p>
          </table:table-cell>
          <table:table-cell office:value-type="string" calcext:value-type="string">
            <text:p>6 recubrimiento carbono 4,7M Ohm</text:p>
          </table:table-cell>
          <table:table-cell table:formula="of:=[.G23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6">
          <table:table-cell table:number-columns-repeated="2"/>
          <table:covered-table-cell table:number-columns-repeated="2"/>
          <table:covered-table-cell table:style-name="ce45"/>
          <table:table-cell office:value-type="string" calcext:value-type="string">
            <text:p>4 recubrimiento carbono 2,2M Ohm</text:p>
          </table:table-cell>
          <table:table-cell table:formula="of:=[.G24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6">
          <table:table-cell table:number-columns-repeated="2"/>
          <table:covered-table-cell table:number-columns-repeated="2"/>
          <table:covered-table-cell table:style-name="ce45"/>
          <table:table-cell office:value-type="string" calcext:value-type="string">
            <text:p>4 película de carbón 3,3M Ohm</text:p>
          </table:table-cell>
          <table:table-cell table:formula="of:=[.G25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6">
          <table:table-cell table:number-columns-repeated="2"/>
          <table:covered-table-cell table:number-columns-repeated="2"/>
          <table:covered-table-cell table:style-name="ce45"/>
          <table:table-cell office:value-type="string" calcext:value-type="string">
            <text:p>2 recubrimiento carbono 3,3 k Ohm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Resistores 470k </text:p>
          </table:table-cell>
          <table:table-cell table:formula="of:=[.E24]" office:value-type="string" office:string-value="1/4W y ⅛ W" calcext:value-type="string" table:number-columns-spanned="1" table:number-rows-spanned="2">
            <text:p>1/4W y ⅛ W</text:p>
          </table:table-cell>
          <table:table-cell office:value-type="string" calcext:value-type="string">
            <text:p>7 recubrimiento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5 película metálica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1" office:value-type="float" office:value="8" calcext:value-type="float">
            <text:p>8</text:p>
          </table:table-cell>
          <table:table-cell office:value-type="string" calcext:value-type="string">
            <text:p>Resistores 6,8k </text:p>
          </table:table-cell>
          <table:table-cell office:value-type="string" calcext:value-type="string">
            <text:p>1/4W oxido met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0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 table:number-columns-spanned="1" table:number-rows-spanned="2">
            <text:p>Resistores 47k</text:p>
          </table:table-cell>
          <table:table-cell office:value-type="string" calcext:value-type="string" table:number-columns-spanned="1" table:number-rows-spanned="2">
            <text:p>1/4W y ⅛ W</text:p>
          </table:table-cell>
          <table:table-cell office:value-type="string" calcext:value-type="string">
            <text:p>10 recubrimiento de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7">
          <table:table-cell table:number-columns-repeated="2"/>
          <table:covered-table-cell table:number-columns-repeated="3"/>
          <table:table-cell office:value-type="string" calcext:value-type="string">
            <text:p>6 recubrimiento carbono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31]+1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sistores 100k , 10k </text:p>
          </table:table-cell>
          <table:table-cell table:formula="of:=[.E31]" office:value-type="string" office:string-value="1/4W y ⅛ W" calcext:value-type="string" table:number-columns-spanned="1" table:number-rows-spanned="3">
            <text:p>1/4W y ⅛ W</text:p>
          </table:table-cell>
          <table:table-cell office:value-type="string" calcext:value-type="string">
            <text:p>6 recubrimiento carbono 100k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covered-table-cell table:number-columns-repeated="3"/>
          <table:table-cell office:value-type="string" calcext:value-type="string">
            <text:p>7 recubrimiento carbono 10k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covered-table-cell table:number-columns-repeated="3"/>
          <table:table-cell office:value-type="string" calcext:value-type="string">
            <text:p>15 recubrimiento carbono 10k Ohm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table:formula="of:=[.C33]+1" office:value-type="float" office:value="11" calcext:value-type="float">
            <text:p>11</text:p>
          </table:table-cell>
          <table:table-cell office:value-type="string" calcext:value-type="string">
            <text:p>Resistor 220k</text:p>
          </table:table-cell>
          <table:table-cell office:value-type="string" calcext:value-type="string">
            <text:p>1/8w pelicula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6]+1" office:value-type="float" office:value="12" calcext:value-type="float">
            <text:p>12</text:p>
          </table:table-cell>
          <table:table-cell office:value-type="string" calcext:value-type="string">
            <text:p>Resistores 39k</text:p>
          </table:table-cell>
          <table:table-cell office:value-type="string" calcext:value-type="string">
            <text:p>¼ w pelicula carb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37]+1" office:value-type="float" office:value="13" calcext:value-type="float">
            <text:p>13</text:p>
          </table:table-cell>
          <table:table-cell office:value-type="string" calcext:value-type="string">
            <text:p>Resistores 390k</text:p>
          </table:table-cell>
          <table:table-cell office:value-type="string" calcext:value-type="string">
            <text:p>¼ w recubrimiento carbo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8]+1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Resistores 1m5 y 2,20M</text:p>
          </table:table-cell>
          <table:table-cell office:value-type="string" calcext:value-type="string" table:number-columns-spanned="1" table:number-rows-spanned="2">
            <text:p>¼ w recubrimiento carbono</text:p>
          </table:table-cell>
          <table:table-cell office:value-type="string" calcext:value-type="string">
            <text:p>1 1,5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4 2,20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8">
          <table:table-cell table:number-columns-repeated="2"/>
          <table:table-cell table:formula="of:=[.C39]+1" office:value-type="float" office:value="15" calcext:value-type="float">
            <text:p>15</text:p>
          </table:table-cell>
          <table:table-cell office:value-type="string" calcext:value-type="string">
            <text:p>Resistores 330k</text:p>
          </table:table-cell>
          <table:table-cell office:value-type="string" calcext:value-type="string">
            <text:p>1/4W recubrimiento(5) y de película de carbono(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41]+1" office:value-type="float" office:value="16" calcext:value-type="float">
            <text:p>16</text:p>
          </table:table-cell>
          <table:table-cell office:value-type="string" calcext:value-type="string">
            <text:p>Resistores 270k</text:p>
          </table:table-cell>
          <table:table-cell office:value-type="string" calcext:value-type="string">
            <text:p>1/4w recubrimiento carbo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2]+1" office:value-type="float" office:value="17" calcext:value-type="float">
            <text:p>17</text:p>
          </table:table-cell>
          <table:table-cell office:value-type="string" calcext:value-type="string">
            <text:p>Estañ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rollos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table:formula="of:=[.C43]+1" office:value-type="float" office:value="18" calcext:value-type="float">
            <text:p>18</text:p>
          </table:table-cell>
          <table:table-cell office:value-type="string" calcext:value-type="string">
            <text:p>Resistor 120k </text:p>
          </table:table-cell>
          <table:table-cell office:value-type="string" calcext:value-type="string">
            <text:p>1/4W </text:p>
          </table:table-cell>
          <table:table-cell office:value-type="string" calcext:value-type="string">
            <text:p>1 pelicula carbon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4]+1"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 table:number-columns-spanned="1" table:number-rows-spanned="2">
            <text:p>Resistores 820k (no 620k)</text:p>
          </table:table-cell>
          <table:table-cell office:value-type="string" calcext:value-type="string" table:number-columns-spanned="1" table:number-rows-spanned="2">
            <text:p>1/4w</text:p>
          </table:table-cell>
          <table:table-cell office:value-type="string" calcext:value-type="string">
            <text:p>4 <text:s/>recubrimiento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5 película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5]+1" office:value-type="float" office:value="20" calcext:value-type="float" table:number-columns-spanned="1" table:number-rows-spanned="3">
            <text:p>20</text:p>
          </table:table-cell>
          <table:table-cell office:value-type="string" calcext:value-type="string" table:number-columns-spanned="1" table:number-rows-spanned="3">
            <text:p>Resistores 1m, 1,5m y 10m</text:p>
          </table:table-cell>
          <table:table-cell office:value-type="string" calcext:value-type="string" table:number-columns-spanned="1" table:number-rows-spanned="3">
            <text:p>¼ recubrimiento y de película de carbono</text:p>
          </table:table-cell>
          <table:table-cell office:value-type="string" calcext:value-type="string">
            <text:p>6 de 10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3 de 1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1 de 1,5 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7]+1" office:value-type="float" office:value="21" calcext:value-type="float">
            <text:p>21</text:p>
          </table:table-cell>
          <table:table-cell office:value-type="string" calcext:value-type="string">
            <text:p>Resistor 55k</text:p>
          </table:table-cell>
          <table:table-cell office:value-type="string" calcext:value-type="string">
            <text:p>1/4w pelicula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0]+1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 table:number-columns-spanned="1" table:number-rows-spanned="2">
            <text:p>Resistores 5k6 y 6,9k Ohm</text:p>
          </table:table-cell>
          <table:table-cell office:value-type="string" calcext:value-type="string" table:number-columns-spanned="1" table:number-rows-spanned="2">
            <text:p>¼W recubrimiento carbon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9">
          <table:table-cell table:number-columns-repeated="2"/>
          <table:table-cell table:formula="of:=[.C51]+1" office:value-type="float" office:value="23" calcext:value-type="float">
            <text:p>23</text:p>
          </table:table-cell>
          <table:table-cell office:value-type="string" calcext:value-type="string">
            <text:p>Resistores 33k</text:p>
          </table:table-cell>
          <table:table-cell office:value-type="string" calcext:value-type="string">
            <text:p>1/4w y 1/8w recubrimiento carbono</text:p>
          </table:table-cell>
          <table:table-cell office:value-type="string" calcext:value-type="string">
            <text:p>2 y 9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3]+1" office:value-type="float" office:value="24" calcext:value-type="float">
            <text:p>24</text:p>
          </table:table-cell>
          <table:table-cell office:value-type="string" calcext:value-type="string">
            <text:p>Resistores 12k</text:p>
          </table:table-cell>
          <table:table-cell office:value-type="string" calcext:value-type="string">
            <text:p>1/4w pelicula carbo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4]+1" office:value-type="float" office:value="25" calcext:value-type="float" table:number-columns-spanned="1" table:number-rows-spanned="2">
            <text:p>25</text:p>
          </table:table-cell>
          <table:table-cell office:value-type="string" calcext:value-type="string" table:number-columns-spanned="1" table:number-rows-spanned="2">
            <text:p>Resistores 8k2</text:p>
          </table:table-cell>
          <table:table-cell office:value-type="string" calcext:value-type="string" table:number-columns-spanned="1" table:number-rows-spanned="2">
            <text:p>1/4W </text:p>
          </table:table-cell>
          <table:table-cell office:value-type="string" calcext:value-type="string">
            <text:p>14 recubrimiento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4 oxido metal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55]+1" office:value-type="float" office:value="26" calcext:value-type="float">
            <text:p>26</text:p>
          </table:table-cell>
          <table:table-cell office:value-type="string" calcext:value-type="string">
            <text:p>Resistor 680k</text:p>
          </table:table-cell>
          <table:table-cell office:value-type="string" calcext:value-type="string">
            <text:p>1/4w recubrimiento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aja4.G4:caja4.G4 caja4.K12:caja4.K14">
            <calcext:condition calcext:apply-style-name="Good" calcext:value="=&quot;Ok&quot;" calcext:base-cell-address="caja3.G4"/>
          </calcext:conditional-format>
          <calcext:conditional-format calcext:target-range-address="caja4.G4:caja4.G4 caja4.K13:caja4.K14">
            <calcext:condition calcext:apply-style-name="Bad" calcext:value="=no funciona" calcext:base-cell-address="caja4.G4"/>
          </calcext:conditional-format>
          <calcext:conditional-format calcext:target-range-address="caja4.G4:caja4.G4 caja4.K13:caja4.K14">
            <calcext:condition calcext:apply-style-name="Bad" calcext:value="=&quot;No funciona&quot;" calcext:base-cell-address="caja3.G4"/>
          </calcext:conditional-format>
          <calcext:conditional-format calcext:target-range-address="caja4.G4:caja4.G4 caja4.K13:caja4.K14">
            <calcext:condition calcext:apply-style-name="Warning" calcext:value="=&quot;puede funcionar&quot;" calcext:base-cell-address="caja3.G4"/>
          </calcext:conditional-format>
          <calcext:conditional-format calcext:target-range-address="caja4.G4:caja4.G4 caja4.K13:caja4.K14">
            <calcext:condition calcext:apply-style-name="Accent 1" calcext:value="=&quot;Puede funcionar&quot;" calcext:base-cell-address="caja3.G4"/>
          </calcext:conditional-format>
          <calcext:conditional-format calcext:target-range-address="caja4.G4:caja4.G4 caja4.K13:caja4.K14">
            <calcext:condition calcext:apply-style-name="Neutral" calcext:value="=&quot;Puede funcionar&quot;" calcext:base-cell-address="caja3.G4"/>
          </calcext:conditional-format>
          <calcext:conditional-format calcext:target-range-address="caja4.G4:caja4.G4 caja4.K13:caja4.K14">
            <calcext:condition calcext:apply-style-name="Neutral" calcext:value="=&quot;Revisar&quot;" calcext:base-cell-address="caja3.G4"/>
          </calcext:conditional-format>
          <calcext:conditional-format calcext:target-range-address="caja4.G1:caja4.G1048576">
            <calcext:condition calcext:apply-style-name="Neutral" calcext:value="=&quot;revisar&quot;" calcext:base-cell-address="caja3.G1"/>
          </calcext:conditional-format>
          <calcext:conditional-format calcext:target-range-address="caja4.G1:caja4.G1048576">
            <calcext:condition calcext:apply-style-name="Bad" calcext:value="=&quot;no funciona&quot;" calcext:base-cell-address="caja3.G1"/>
          </calcext:conditional-format>
          <calcext:conditional-format calcext:target-range-address="caja4.G1:caja4.G1048576">
            <calcext:condition calcext:apply-style-name="Muy bueno" calcext:value="=&quot;ok&quot;" calcext:base-cell-address="caja3.G1"/>
          </calcext:conditional-format>
          <calcext:conditional-format calcext:target-range-address="caja4.G1:caja4.G1048576">
            <calcext:condition calcext:apply-style-name="Muy bueno" calcext:value="=&quot;muy bueno&quot;" calcext:base-cell-address="caja3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s" fo:country="A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uy_20_bueno" style:display-name="Muy bueno" style:family="table-cell" style:parent-style-name="Good">
      <style:table-cell-properties fo:background-color="#5eb91e"/>
      <style:text-properties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23:41:23.3745972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8:33:18.804901558</meta:creation-date>
    <meta:generator>LibreOffice/24.8.6.2$Linux_X86_64 LibreOffice_project/480$Build-2</meta:generator>
    <dc:date>2025-04-21T02:02:44.836119615</dc:date>
    <meta:editing-duration>PT1H3M55S</meta:editing-duration>
    <meta:editing-cycles>8</meta:editing-cycles>
    <meta:document-statistic meta:table-count="3" meta:cell-count="458" meta:object-count="2"/>
  </office:meta>
</office:document-meta>
</file>

<file path=Object 3/content.xml><?xml version="1.0" encoding="utf-8"?>
<math xmlns="http://www.w3.org/1998/Math/MathML" display="block">
  <semantics>
    <mrow>
      <mrow>
        <msub>
          <mi>R</mi>
          <mi mathvariant="italic">eq</mi>
        </msub>
        <mo stretchy="false">=</mo>
        <mn>4.7</mn>
      </mrow>
      <mrow>
        <mi mathvariant="italic">Ohm</mi>
        <mo stretchy="false">+</mo>
        <mn>4.7</mn>
      </mrow>
      <mrow>
        <mi mathvariant="italic">Ohm</mi>
        <mo stretchy="false">=</mo>
        <mn>9.4</mn>
      </mrow>
      <mi mathvariant="italic">Ohm</mi>
    </mrow>
    <annotation encoding="StarMath 5.0">{R_{eq}} = 4.7 Ohm + 4.7 Ohm = 9.4 Ohm</annotation>
  </semantics>
</math>
</file>

<file path=Object 5/content.xml><?xml version="1.0" encoding="utf-8"?>
<math xmlns="http://www.w3.org/1998/Math/MathML" display="block">
  <semantics>
    <mrow>
      <mrow>
        <msub>
          <mi>R</mi>
          <mi mathvariant="italic">eq</mi>
        </msub>
        <mo stretchy="false">=</mo>
        <mn>47</mn>
      </mrow>
      <mrow>
        <mi mathvariant="italic">Ohm</mi>
        <mo stretchy="false">+</mo>
        <mn>47</mn>
      </mrow>
      <mrow>
        <mi mathvariant="italic">Ohm</mi>
        <mo stretchy="false">=</mo>
        <mn>94</mn>
      </mrow>
      <mi mathvariant="italic">Ohm</mi>
    </mrow>
    <annotation encoding="StarMath 5.0">{R_eq} = 47 Ohm + 47 Ohm = 94 Ohm</annotation>
  </semantics>
</math>
</file>